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4c69" officeooo:paragraph-rsid="00084c69"/>
    </style:style>
    <style:style style:name="P2" style:family="paragraph" style:parent-style-name="Standard">
      <style:text-properties officeooo:rsid="0008a24b" officeooo:paragraph-rsid="0008a24b"/>
    </style:style>
    <style:style style:name="P3" style:family="paragraph" style:parent-style-name="Standard">
      <style:text-properties officeooo:rsid="000add4f" officeooo:paragraph-rsid="000add4f"/>
    </style:style>
    <style:style style:name="T1" style:family="text">
      <style:text-properties officeooo:rsid="0008a2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ata<text:span text:style-name="T1">: referering to </text:span>the IEC 60839-11-5 draft as submitted to the IEC as of 21Feb2020</text:p>
      <text:p text:style-name="P1"/>
      <text:p text:style-name="P2">1. Table 56 Page 42 (in 7.12, osdp_KEYPAD.) <text:s/>Third item in "Data" packet format field should read "Keypad data represented as ASCII characters."</text:p>
      <text:p text:style-name="P3">2. Annex D section D.7. <text:s/>Only SCBK-D or a pre-set SCBK should be used. <text:s/>Do not use MK, it is unsafe due to it's use of unauthenticated PD input to generate the key.</text:p>
      <text:p text:style-name="P3"/>
      <text:p text:style-name="P3">revised 20200318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19:35.460846578</meta:creation-date>
    <dc:date>2020-03-18T19:26:41.097229212</dc:date>
    <meta:editing-duration>PT5M54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4" meta:word-count="73" meta:character-count="410" meta:non-whitespace-character-count="338"/>
  </office:meta>
</office:document-meta>
</file>